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24in" svg:height="2.8445in" svg:x="10.0453in" svg:y="0.1673in">
            <draw:object draw:notify-on-update-of-ranges="Sheet1.B5:Sheet1.B14 Sheet1.C5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974in" svg:height="2.4366in" svg:x="10.1098in" svg:y="3.4823in">
            <draw:object draw:notify-on-update-of-ranges="Sheet1.B23:Sheet1.B32 Sheet1.C23:Sheet1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2909in" svg:height="2.6039in" svg:x="10.7433in" svg:y="6.1071in">
            <draw:object draw:notify-on-update-of-ranges="Sheet1.B38:Sheet1.B38 Sheet1.B39:Sheet1.B49 Sheet1.C38:Sheet1.C38 Sheet1.C39:Sheet1.C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k Speed</text:p>
          </table:table-cell>
          <table:table-cell office:value-type="string" calcext:value-type="string">
            <text:p>Average Dela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5.968" calcext:value-type="float">
            <text:p>55.9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1.632" calcext:value-type="float">
            <text:p>61.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8.711" calcext:value-type="float">
            <text:p>68.7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7.812" calcext:value-type="float">
            <text:p>77.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9.948" calcext:value-type="float">
            <text:p>89.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6.937" calcext:value-type="float">
            <text:p>106.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2.422" calcext:value-type="float">
            <text:p>132.4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4.896" calcext:value-type="float">
            <text:p>174.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9.844" calcext:value-type="float">
            <text:p>259.8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4.689" calcext:value-type="float">
            <text:p>514.689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k Speed</text:p>
          </table:table-cell>
          <table:table-cell office:value-type="string" calcext:value-type="string">
            <text:p>Throughpu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3.8279371" calcext:value-type="float">
            <text:p>23.8279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3.8279368" calcext:value-type="float">
            <text:p>23.8279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3.8279363" calcext:value-type="float">
            <text:p>23.8279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3.8279358" calcext:value-type="float">
            <text:p>23.82793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3.827935" calcext:value-type="float">
            <text:p>23.827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3.8279333" calcext:value-type="float">
            <text:p>23.8279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3.8279323" calcext:value-type="float">
            <text:p>23.8279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.8279296" calcext:value-type="float">
            <text:p>23.82792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.8279242" calcext:value-type="float">
            <text:p>23.8279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.827903" calcext:value-type="float">
            <text:p>23.827903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k Speed</text:p>
          </table:table-cell>
          <table:table-cell office:value-type="string" calcext:value-type="string">
            <text:p>Packet Los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mission delay(R3)</text:p>
          </table:table-cell>
          <table:table-cell office:value-type="string" calcext:value-type="string">
            <text:p>transmission delay(R4)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.58426966" calcext:value-type="float">
            <text:p>83.58426966</text:p>
          </table:table-cell>
          <table:table-cell office:value-type="float" office:value="83.994" calcext:value-type="float">
            <text:p>83.9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.63483146" calcext:value-type="float">
            <text:p>86.63483146</text:p>
          </table:table-cell>
          <table:table-cell office:value-type="float" office:value="87.056" calcext:value-type="float">
            <text:p>87.0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.4494382" calcext:value-type="float">
            <text:p>90.4494382</text:p>
          </table:table-cell>
          <table:table-cell office:value-type="float" office:value="90.887" calcext:value-type="float">
            <text:p>90.8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.34831461" calcext:value-type="float">
            <text:p>95.34831461</text:p>
          </table:table-cell>
          <table:table-cell office:value-type="float" office:value="95.802" calcext:value-type="float">
            <text:p>95.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.8932584" calcext:value-type="float">
            <text:p>101.8932584</text:p>
          </table:table-cell>
          <table:table-cell office:value-type="float" office:value="102.367" calcext:value-type="float">
            <text:p>102.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.045" calcext:value-type="float">
            <text:p>111.045</text:p>
          </table:table-cell>
          <table:table-cell office:value-type="float" office:value="111.611" calcext:value-type="float">
            <text:p>111.6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.77" calcext:value-type="float">
            <text:p>124.77</text:p>
          </table:table-cell>
          <table:table-cell office:value-type="float" office:value="125.404" calcext:value-type="float">
            <text:p>125.4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.662" calcext:value-type="float">
            <text:p>147.662</text:p>
          </table:table-cell>
          <table:table-cell office:value-type="float" office:value="148.393" calcext:value-type="float">
            <text:p>148.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3.432" calcext:value-type="float">
            <text:p>193.432</text:p>
          </table:table-cell>
          <table:table-cell office:value-type="float" office:value="194.371" calcext:value-type="float">
            <text:p>194.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0.745" calcext:value-type="float">
            <text:p>330.745</text:p>
          </table:table-cell>
          <table:table-cell office:value-type="float" office:value="332.306" calcext:value-type="float">
            <text:p>332.306</text:p>
          </table:table-cell>
          <table:table-cell table:number-columns-repeated="5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Link Layer protocol between wired nodes and router is Ethernet and in between router its point to point </text:p>
          </table:table-cell>
          <table:table-cell table:number-columns-repeated="6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application size=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table:number-columns-repeated="2" office:value-type="string" calcext:value-type="string">
            <text:p>Packet_transmitted</text:p>
          </table:table-cell>
          <table:table-cell table:number-columns-repeated="2" office:value-type="string" calcext:value-type="string">
            <text:p>Packet_errored</text:p>
          </table:table-cell>
          <table:table-cell table:number-columns-repeated="2" office:value-type="string" calcext:value-type="string">
            <text:p>Packet_collided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228" calcext:value-type="float">
            <text:p>228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table:number-columns-repeated="2" office:value-type="string" calcext:value-type="string">
            <text:p>Packet_transmitte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228" calcext:value-type="float">
            <text:p>228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Bytes_transmitted(bytes)</text:p>
          </table:table-cell>
          <table:table-cell/>
          <table:table-cell office:value-type="string" calcext:value-type="string">
            <text:p>Overhead_transmitted(bytes)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62772" calcext:value-type="float">
            <text:p>362772</text:p>
          </table:table-cell>
          <table:table-cell/>
          <table:table-cell office:value-type="float" office:value="29892" calcext:value-type="float">
            <text:p>29892</text:p>
          </table:table-cell>
          <table:table-cell/>
          <table:table-cell table:style-name="ce1" table:formula="of:=([.D112]/[.B112])" office:value-type="percentage" office:value="0.0823988620952003" calcext:value-type="percentage">
            <text:p>8.24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08" calcext:value-type="float">
            <text:p>60908</text:p>
          </table:table-cell>
          <table:table-cell/>
          <table:table-cell office:value-type="float" office:value="5428" calcext:value-type="float">
            <text:p>5428</text:p>
          </table:table-cell>
          <table:table-cell/>
          <table:table-cell table:style-name="ce1" table:formula="of:=([.D113]/[.B113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140" calcext:value-type="float">
            <text:p>119140</text:p>
          </table:table-cell>
          <table:table-cell/>
          <table:table-cell office:value-type="float" office:value="8180" calcext:value-type="float">
            <text:p>8180</text:p>
          </table:table-cell>
          <table:table-cell/>
          <table:table-cell table:style-name="ce1" table:formula="of:=([.D114]/[.B114])" office:value-type="percentage" office:value="0.0686587208326339" calcext:value-type="percentage">
            <text:p>6.87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908" calcext:value-type="float">
            <text:p>60908</text:p>
          </table:table-cell>
          <table:table-cell/>
          <table:table-cell office:value-type="float" office:value="5428" calcext:value-type="float">
            <text:p>5428</text:p>
          </table:table-cell>
          <table:table-cell/>
          <table:table-cell table:style-name="ce1" table:formula="of:=([.D115]/[.B115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908" calcext:value-type="float">
            <text:p>60908</text:p>
          </table:table-cell>
          <table:table-cell/>
          <table:table-cell office:value-type="float" office:value="5428" calcext:value-type="float">
            <text:p>5428</text:p>
          </table:table-cell>
          <table:table-cell/>
          <table:table-cell table:style-name="ce1" table:formula="of:=([.D116]/[.B116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908" calcext:value-type="float">
            <text:p>60908</text:p>
          </table:table-cell>
          <table:table-cell/>
          <table:table-cell office:value-type="float" office:value="5428" calcext:value-type="float">
            <text:p>5428</text:p>
          </table:table-cell>
          <table:table-cell/>
          <table:table-cell table:style-name="ce1" table:formula="of:=([.D117]/[.B117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lication Id</text:p>
          </table:table-cell>
          <table:table-cell office:value-type="string" calcext:value-type="string">
            <text:p>Throughput Plot</text:p>
          </table:table-cell>
          <table:table-cell office:value-type="string" calcext:value-type="string">
            <text:p>Application Name</text:p>
          </table:table-cell>
          <table:table-cell office:value-type="string" calcext:value-type="string">
            <text:p>Throughput (Mbp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1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2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3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4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application size = 8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table:number-columns-repeated="2" office:value-type="string" calcext:value-type="string">
            <text:p>Packet_transmitted</text:p>
          </table:table-cell>
          <table:table-cell table:number-columns-repeated="2" office:value-type="string" calcext:value-type="string">
            <text:p>Packet_errored</text:p>
          </table:table-cell>
          <table:table-cell table:number-columns-repeated="2" office:value-type="string" calcext:value-type="string">
            <text:p>Packet_collided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418" calcext:value-type="float">
            <text:p>418</text:p>
          </table:table-cell>
          <table:table-cell office:value-type="float" office:value="507" calcext:value-type="float">
            <text:p>5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table:number-columns-repeated="2" office:value-type="string" calcext:value-type="string">
            <text:p>Packet_transmitte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418" calcext:value-type="float">
            <text:p>418</text:p>
          </table:table-cell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office:value-type="string" calcext:value-type="string">
            <text:p>Bytes_transmitted(bytes)</text:p>
          </table:table-cell>
          <table:table-cell office:value-type="string" calcext:value-type="string">
            <text:p>Overhead_transmitted(bytes)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665180" calcext:value-type="float">
            <text:p>665180</text:p>
          </table:table-cell>
          <table:table-cell office:value-type="float" office:value="54900" calcext:value-type="float">
            <text:p>54900</text:p>
          </table:table-cell>
          <table:table-cell/>
          <table:table-cell table:style-name="ce1" table:formula="of:=([.D171]/[.C171])" office:value-type="percentage" office:value="0.0825340509335819" calcext:value-type="percentage">
            <text:p>8.25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121816" calcext:value-type="float">
            <text:p>121816</text:p>
          </table:table-cell>
          <table:table-cell office:value-type="float" office:value="10856" calcext:value-type="float">
            <text:p>10856</text:p>
          </table:table-cell>
          <table:table-cell/>
          <table:table-cell table:style-name="ce1" table:formula="of:=([.D172]/[.C172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177916" calcext:value-type="float">
            <text:p>177916</text:p>
          </table:table-cell>
          <table:table-cell office:value-type="float" office:value="11476" calcext:value-type="float">
            <text:p>11476</text:p>
          </table:table-cell>
          <table:table-cell/>
          <table:table-cell table:style-name="ce1" table:formula="of:=([.D173]/[.C173])" office:value-type="percentage" office:value="0.0645023494233234" calcext:value-type="percentage">
            <text:p>6.45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121816" calcext:value-type="float">
            <text:p>121816</text:p>
          </table:table-cell>
          <table:table-cell office:value-type="float" office:value="10856" calcext:value-type="float">
            <text:p>10856</text:p>
          </table:table-cell>
          <table:table-cell/>
          <table:table-cell table:style-name="ce1" table:formula="of:=([.D174]/[.C174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182724" calcext:value-type="float">
            <text:p>182724</text:p>
          </table:table-cell>
          <table:table-cell office:value-type="float" office:value="16284" calcext:value-type="float">
            <text:p>16284</text:p>
          </table:table-cell>
          <table:table-cell/>
          <table:table-cell table:style-name="ce1" table:formula="of:=([.D175]/[.C175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60908" calcext:value-type="float">
            <text:p>60908</text:p>
          </table:table-cell>
          <table:table-cell office:value-type="float" office:value="5428" calcext:value-type="float">
            <text:p>5428</text:p>
          </table:table-cell>
          <table:table-cell/>
          <table:table-cell table:style-name="ce1" table:formula="of:=([.D176]/[.C176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pplication Id</text:p>
          </table:table-cell>
          <table:table-cell office:value-type="string" calcext:value-type="string">
            <text:p>Throughput Plot</text:p>
          </table:table-cell>
          <table:table-cell office:value-type="string" calcext:value-type="string">
            <text:p>Application Name</text:p>
          </table:table-cell>
          <table:table-cell office:value-type="string" calcext:value-type="string">
            <text:p>Throughput (Mbp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1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2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3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4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5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6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7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8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Application Size 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table:number-columns-repeated="2" office:value-type="string" calcext:value-type="string">
            <text:p>Packet_transmitted</text:p>
          </table:table-cell>
          <table:table-cell table:number-columns-repeated="2" office:value-type="string" calcext:value-type="string">
            <text:p>Packet_errored</text:p>
          </table:table-cell>
          <table:table-cell table:number-columns-repeated="2" office:value-type="string" calcext:value-type="string">
            <text:p>Packet_collided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table:number-columns-repeated="2" office:value-type="string" calcext:value-type="string">
            <text:p>Packet_transmitte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Link_id</text:p>
          </table:table-cell>
          <table:table-cell office:value-type="string" calcext:value-type="string">
            <text:p>Link_throughput_plot</text:p>
          </table:table-cell>
          <table:table-cell office:value-type="string" calcext:value-type="string">
            <text:p>Bytes_transmitted(bytes)</text:p>
          </table:table-cell>
          <table:table-cell office:value-type="string" calcext:value-type="string">
            <text:p>Overhead_transmitted(bytes)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NA</text:p>
          </table:table-cell>
          <table:table-cell office:value-type="float" office:value="967588" calcext:value-type="float">
            <text:p>967588</text:p>
          </table:table-cell>
          <table:table-cell office:value-type="float" office:value="79908" calcext:value-type="float">
            <text:p>79908</text:p>
          </table:table-cell>
          <table:table-cell/>
          <table:table-cell table:style-name="ce1" table:formula="of:=([.D228]/[.C228])" office:value-type="percentage" office:value="0.0825847364787492" calcext:value-type="percentage">
            <text:p>8.26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_throughput</text:p>
          </table:table-cell>
          <table:table-cell office:value-type="float" office:value="182724" calcext:value-type="float">
            <text:p>182724</text:p>
          </table:table-cell>
          <table:table-cell office:value-type="float" office:value="16284" calcext:value-type="float">
            <text:p>16284</text:p>
          </table:table-cell>
          <table:table-cell/>
          <table:table-cell table:style-name="ce1" table:formula="of:=([.D229]/[.C229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_throughput</text:p>
          </table:table-cell>
          <table:table-cell office:value-type="float" office:value="236692" calcext:value-type="float">
            <text:p>236692</text:p>
          </table:table-cell>
          <table:table-cell office:value-type="float" office:value="14772" calcext:value-type="float">
            <text:p>14772</text:p>
          </table:table-cell>
          <table:table-cell/>
          <table:table-cell table:style-name="ce1" table:formula="of:=([.D230]/[.C230])" office:value-type="percentage" office:value="0.0624102208777652" calcext:value-type="percentage">
            <text:p>6.24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_throughput</text:p>
          </table:table-cell>
          <table:table-cell office:value-type="float" office:value="182724" calcext:value-type="float">
            <text:p>182724</text:p>
          </table:table-cell>
          <table:table-cell office:value-type="float" office:value="16284" calcext:value-type="float">
            <text:p>16284</text:p>
          </table:table-cell>
          <table:table-cell/>
          <table:table-cell table:style-name="ce1" table:formula="of:=([.D231]/[.C231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_throughput</text:p>
          </table:table-cell>
          <table:table-cell office:value-type="float" office:value="182724" calcext:value-type="float">
            <text:p>182724</text:p>
          </table:table-cell>
          <table:table-cell office:value-type="float" office:value="16284" calcext:value-type="float">
            <text:p>16284</text:p>
          </table:table-cell>
          <table:table-cell/>
          <table:table-cell table:style-name="ce1" table:formula="of:=([.D232]/[.C232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k_throughput</text:p>
          </table:table-cell>
          <table:table-cell office:value-type="float" office:value="182724" calcext:value-type="float">
            <text:p>182724</text:p>
          </table:table-cell>
          <table:table-cell office:value-type="float" office:value="16284" calcext:value-type="float">
            <text:p>16284</text:p>
          </table:table-cell>
          <table:table-cell/>
          <table:table-cell table:style-name="ce1" table:formula="of:=([.D233]/[.C233])" office:value-type="percentage" office:value="0.089118014053983" calcext:value-type="percentage">
            <text:p>8.91%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pplication Id</text:p>
          </table:table-cell>
          <table:table-cell office:value-type="string" calcext:value-type="string">
            <text:p>Throughput Plot</text:p>
          </table:table-cell>
          <table:table-cell office:value-type="string" calcext:value-type="string">
            <text:p>Application Name</text:p>
          </table:table-cell>
          <table:table-cell office:value-type="string" calcext:value-type="string">
            <text:p>Throughput (Mbp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1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2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3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plication_Throughput_plot</text:p>
          </table:table-cell>
          <table:table-cell office:value-type="string" calcext:value-type="string">
            <text:p>App4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5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6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7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8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9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10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11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p12_CBR</text:p>
          </table:table-cell>
          <table:table-cell office:value-type="float" office:value="0.006164" calcext:value-type="float">
            <text:p>0.006164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t to point,Wired , Full Duplex</text:p>
          </table:table-cell>
          <table:table-cell/>
          <table:table-cell office:value-type="string" calcext:value-type="string">
            <text:p>Max :100Mbp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ntt to point,Wired , Full Duplex</text:p>
          </table:table-cell>
          <table:table-cell/>
          <table:table-cell office:value-type="string" calcext:value-type="string">
            <text:p>Max :100Mbp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intt to point,Wired , Full Duplex</text:p>
          </table:table-cell>
          <table:table-cell/>
          <table:table-cell office:value-type="string" calcext:value-type="string">
            <text:p>Max :100Mbp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intt to point,Wired , Full Duplex</text:p>
          </table:table-cell>
          <table:table-cell/>
          <table:table-cell office:value-type="string" calcext:value-type="string">
            <text:p>Max :100Mbp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2:34:29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9:30:27.859000000</meta:creation-date>
    <meta:generator>LibreOffice/7.1.2.2$Windows_X86_64 LibreOffice_project/8a45595d069ef5570103caea1b71cc9d82b2aae4</meta:generator>
    <dc:date>2021-08-31T12:02:47.637000000</dc:date>
    <meta:editing-duration>PT2H20M27S</meta:editing-duration>
    <meta:editing-cycles>7</meta:editing-cycles>
    <meta:document-statistic meta:table-count="1" meta:cell-count="62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66cm" svg:height="7.226cm" xlink:href=".." xlink:type="simple" chart:class="chart:scatter" chart:style-name="ch1">
        <chart:title svg:x="3.626cm" svg:y="0.28cm" chart:style-name="ch2">
          <text:p>Average Delay vs Link Speed</text:p>
        </chart:title>
        <chart:legend chart:legend-position="end" svg:x="11.003cm" svg:y="3.314cm" style:legend-expansion="high" chart:style-name="ch3"/>
        <chart:plot-area chart:style-name="ch4" table:cell-range-address="Sheet1.B5:Sheet1.C14" svg:x="1.276cm" svg:y="1.203cm" svg:width="9.462cm" svg:height="4.898cm">
          <chart:coordinate-region svg:x="2.083cm" svg:y="1.402cm" svg:width="8.375cm" svg:height="4.052cm"/>
          <chart:axis chart:dimension="x" chart:name="primary-x" chart:style-name="ch5">
            <chart:title svg:x="5.13cm" svg:y="6.245cm" chart:style-name="ch6">
              <text:p>Link Speed</text:p>
            </chart:title>
          </chart:axis>
          <chart:axis chart:dimension="y" chart:name="primary-y" chart:style-name="ch7">
            <chart:title svg:x="0.451cm" svg:y="4.781cm" chart:style-name="ch8">
              <text:p>Average Dealy</text:p>
            </chart:title>
            <chart:grid chart:style-name="ch9" chart:class="major"/>
          </chart:axis>
          <chart:series chart:style-name="ch10" chart:values-cell-range-address="Sheet1.C5:Sheet1.C14" chart:class="chart:scatter">
            <chart:domain table:cell-range-address="Sheet1.B5:Sheet1.B14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5:Sheet1.B14</svg:desc>
                </draw:g>
              </table:table-cell>
              <table:table-cell office:value-type="float" office:value="55.968">
                <text:p>55.968</text:p>
                <draw:g>
                  <svg:desc>Sheet1.C5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61.632">
                <text:p>61.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68.711">
                <text:p>68.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77.812">
                <text:p>77.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89.948">
                <text:p>89.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6.937">
                <text:p>106.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32.422">
                <text:p>132.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74.896">
                <text:p>174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59.844">
                <text:p>259.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4.689">
                <text:p>514.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35cm" svg:height="6.19cm" xlink:href=".." xlink:type="simple" chart:class="chart:scatter" chart:style-name="ch1">
        <chart:title svg:x="2.768cm" svg:y="0.259cm" chart:style-name="ch2">
          <text:p>Average Throughput vs Link Speed</text:p>
        </chart:title>
        <chart:legend chart:legend-position="end" svg:x="10.372cm" svg:y="2.796cm" style:legend-expansion="high" chart:style-name="ch3"/>
        <chart:plot-area chart:style-name="ch4" table:cell-range-address="Sheet1.B23:Sheet1.C32" svg:x="1.235cm" svg:y="1.109cm" svg:width="8.856cm" svg:height="3.924cm">
          <chart:coordinate-region svg:x="2.888cm" svg:y="1.308cm" svg:width="6.923cm" svg:height="3.078cm"/>
          <chart:axis chart:dimension="x" chart:name="primary-x" chart:style-name="ch5">
            <chart:title svg:x="4.786cm" svg:y="5.156cm" chart:style-name="ch6">
              <text:p>Link Apeed</text:p>
            </chart:title>
          </chart:axis>
          <chart:axis chart:dimension="y" chart:name="primary-y" chart:style-name="ch7">
            <chart:title svg:x="0.423cm" svg:y="4.61cm" chart:style-name="ch8">
              <text:p>Average Throughput</text:p>
            </chart:title>
            <chart:grid chart:style-name="ch9" chart:class="major"/>
          </chart:axis>
          <chart:series chart:style-name="ch10" chart:values-cell-range-address="Sheet1.C23:Sheet1.C32" chart:class="chart:scatter">
            <chart:domain table:cell-range-address="Sheet1.B23:Sheet1.B3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3:Sheet1.B32</svg:desc>
                </draw:g>
              </table:table-cell>
              <table:table-cell office:value-type="float" office:value="23.8279371">
                <text:p>23.8279371</text:p>
                <draw:g>
                  <svg:desc>Sheet1.C23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23.8279368">
                <text:p>23.827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3.8279363">
                <text:p>23.8279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23.8279358">
                <text:p>23.8279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3.827935">
                <text:p>23.82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3.8279333">
                <text:p>23.8279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3.8279323">
                <text:p>23.8279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3.8279296">
                <text:p>23.8279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3.8279242">
                <text:p>23.8279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.827903">
                <text:p>23.827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cm" svg:height="6.615cm" xlink:href=".." xlink:type="simple" chart:class="chart:scatter" chart:style-name="ch1">
        <chart:title svg:x="2.734cm" svg:y="0.268cm" chart:style-name="ch2">
          <text:p>Packet loss vs Link Speed</text:p>
        </chart:title>
        <chart:legend chart:legend-position="end" svg:x="8.423cm" svg:y="3.22cm" style:legend-expansion="custom" svg:width="2.476cm" svg:height="0.598cm" style:legend-expansion-aspect-ratio="4.14046822742475" chart:style-name="ch3"/>
        <chart:plot-area chart:style-name="ch4" table:cell-range-address="Sheet1.B38:Sheet1.C49" chart:data-source-has-labels="row" svg:x="1.229cm" svg:y="1.179cm" svg:width="6.767cm" svg:height="4.323cm">
          <chart:coordinate-region svg:x="1.956cm" svg:y="1.378cm" svg:width="5.761cm" svg:height="3.477cm"/>
          <chart:axis chart:dimension="x" chart:name="primary-x" chart:style-name="ch5">
            <chart:title svg:x="3.735cm" svg:y="5.634cm" chart:style-name="ch6">
              <text:p>Link Speed</text:p>
            </chart:title>
          </chart:axis>
          <chart:axis chart:dimension="y" chart:name="primary-y" chart:style-name="ch7">
            <chart:title svg:x="0.451cm" svg:y="4.27cm" chart:style-name="ch8">
              <text:p>Packet Loss</text:p>
            </chart:title>
            <chart:grid chart:style-name="ch9" chart:class="major"/>
          </chart:axis>
          <chart:series chart:style-name="ch10" chart:values-cell-range-address="Sheet1.C39:Sheet1.C49" chart:label-cell-address="Sheet1.C38:Sheet1.C38" chart:class="chart:scatter">
            <chart:domain table:cell-range-address="Sheet1.B39:Sheet1.B49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cket Loss</text:p>
                <draw:g>
                  <svg:desc>Sheet1.C38:Sheet1.C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39:Sheet1.B49</svg:desc>
                </draw:g>
              </table:table-cell>
              <table:table-cell office:value-type="float" office:value="NaN">
                <text:p>NaN</text:p>
                <draw:g>
                  <svg:desc>Sheet1.C39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